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E00000199328B81FF2571B96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945cm" svg:height="5.845cm" draw:transform="skewX (-0.000174532925199434) rotate (0.0200712863979348) translate (1.438cm 2.059cm)">
          <draw:image xlink:href="Pictures/10000201000000CE00000199328B81FF2571B96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1-11T08:36:00.760949683</meta:creation-date>
    <dc:date>2022-01-11T17:16:29.570600854</dc:date>
    <meta:editing-duration>PT6H23M28S</meta:editing-duration>
    <meta:editing-cycles>1</meta:editing-cycles>
    <meta:document-statistic meta:object-count="1"/>
    <meta:generator>LibreOffice/7.1.5.2$MacOSX_X86_64 LibreOffice_project/85f04e9f809797b8199d13c421bd8a2b025d52b5</meta:generator>
  </office:meta>
</office:document-meta>
</file>